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f879" officeooo:paragraph-rsid="0020f879"/>
    </style:style>
    <style:style style:name="T1" style:family="text">
      <style:text-properties officeooo:rsid="0021ca67"/>
    </style:style>
    <style:style style:name="T2" style:family="text">
      <style:text-properties officeooo:rsid="00236fa0"/>
    </style:style>
    <style:style style:name="T3" style:family="text">
      <style:text-properties officeooo:rsid="00239c03"/>
    </style:style>
    <style:style style:name="T4" style:family="text">
      <style:text-properties officeooo:rsid="002489cc"/>
    </style:style>
    <style:style style:name="T5" style:family="text">
      <style:text-properties officeooo:rsid="002590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****</text:p>
      <text:p text:style-name="P1">Оппл смотрит в зеркало и видит надпись “KILL”. Проскальзывает маниакальная улыбка на лице и поворачивается, но никого не видит. </text:p>
      <text:p text:style-name="P1">Оппл: Старииик! Ты где?</text:p>
      <text:p text:style-name="P1">Идёт на кухню и забирает тесак. </text:p>
      <text:p text:style-name="Standard">*****</text:p>
      <text:p text:style-name="Standard">На скамейке никто не сидит. Идёт сильный ливень. <text:span text:style-name="T3">Играет тихая музыка из Undertale, в конце игры в геноцид руте, когда весь мир уничтожен</text:span><text:span text:style-name="T4">(там где завывает ветер, но добавлен звук дождя)</text:span><text:span text:style-name="T3">.</text:span> Оп<text:span text:style-name="T1">п</text:span>л идёт по парку с <text:span text:style-name="T1">тесаком</text:span> в руке и успевает только специально ранить прохожего, как вдруг раздаётся выстрел из пистолета, который держит <text:span text:style-name="T1">Sunbolt</text:span>. Все разбегаются. <text:span text:style-name="T1">Sunbolt</text:span> протирает спиртовой тряпкой оружие, аккуратно кладёт его к мёртвому О<text:span text:style-name="T1">п</text:span>плу и поднимает голову наверх<text:span text:style-name="T5">(в этот момент музыка затихается полностью, а звуки дождя уменьшают громкость)</text:span> и произносит: "Инти! Ещё одна тёмная сущность уничтожена, во имя <text:span text:style-name="T2">света</text:span> во всём мире" После чего она быстро уходит, а камера темнеет.</text:p>
      <text:p text:style-name="Standard">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21:48:16.239187112</meta:creation-date>
    <meta:generator>LibreOffice/7.3.7.2$Linux_X86_64 LibreOffice_project/30$Build-2</meta:generator>
    <dc:date>2024-10-14T21:17:26.685241667</dc:date>
    <meta:editing-duration>PT49M41S</meta:editing-duration>
    <meta:editing-cycles>20</meta:editing-cycles>
    <meta:document-statistic meta:table-count="0" meta:image-count="0" meta:object-count="0" meta:page-count="1" meta:paragraph-count="7" meta:word-count="134" meta:character-count="868" meta:non-whitespace-character-count="739"/>
  </office:meta>
</office:document-meta>
</file>